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29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781575" officeooo:paragraph-rsid="00781575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8292f2" officeooo:paragraph-rsid="008292f2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8f0aef" officeooo:paragraph-rsid="008f0aef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93ea63" officeooo:paragraph-rsid="0093ea63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9d11f8" officeooo:paragraph-rsid="009d11f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9cdf04" officeooo:paragraph-rsid="009cdf04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9fd762" officeooo:paragraph-rsid="009fd762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a3a300" officeooo:paragraph-rsid="00a3a300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a4e324" officeooo:paragraph-rsid="00a4e324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a9bbc0" officeooo:paragraph-rsid="00a9bbc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a9f9e4" officeooo:paragraph-rsid="00a9f9e4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ac99a7" officeooo:paragraph-rsid="00ac99a7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7b0f8d" officeooo:paragraph-rsid="007b0f8d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8292f2" officeooo:paragraph-rsid="008292f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84681e" officeooo:paragraph-rsid="0084681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85c92b" officeooo:paragraph-rsid="0085c92b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8967fb" officeooo:paragraph-rsid="008967fb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976b01" officeooo:paragraph-rsid="00976b0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99733d" officeooo:paragraph-rsid="0099733d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9008ec" officeooo:paragraph-rsid="0093ea6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a3a300" officeooo:paragraph-rsid="00a3a300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9cdf04" officeooo:paragraph-rsid="009cdf04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a9bbc0" officeooo:paragraph-rsid="00a9bbc0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a9f9e4" officeooo:paragraph-rsid="00a9f9e4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ac7376" officeooo:paragraph-rsid="00ac7376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ac99a7" officeooo:paragraph-rsid="00ac99a7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b8c2d9" officeooo:paragraph-rsid="00ac99a7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b8c2d9" officeooo:paragraph-rsid="00b8c2d9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bbde6a" officeooo:paragraph-rsid="00bbde6a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be9b40" officeooo:paragraph-rsid="00be9b40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6pt" fo:font-weight="bold" officeooo:rsid="00b8c2d9" officeooo:paragraph-rsid="00b8c2d9" style:font-size-asian="16pt" style:font-weight-asian="bold" style:font-size-complex="16pt" style:font-weight-complex="bold"/>
    </style:style>
    <style:style style:name="P69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70" style:family="paragraph" style:parent-style-name="Standard" style:list-style-name="L2">
      <style:text-properties fo:font-size="12pt" fo:font-weight="normal" officeooo:rsid="008b26ed" officeooo:paragraph-rsid="008b26ed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size="12pt" fo:font-weight="normal" officeooo:rsid="008c5ead" officeooo:paragraph-rsid="008c5ead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font-size="12pt" fo:font-weight="normal" officeooo:rsid="008c6d0b" officeooo:paragraph-rsid="008c6d0b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fo:font-size="12pt" fo:font-weight="normal" officeooo:rsid="008d2cb5" officeooo:paragraph-rsid="008d2cb5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bbde6a" officeooo:paragraph-rsid="00bbde6a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c97d8d" officeooo:paragraph-rsid="00bbde6a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c9d53e" officeooo:paragraph-rsid="00c9d53e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cb6d58" officeooo:paragraph-rsid="00cb6d58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cf7f25" officeooo:paragraph-rsid="00cf7f25" style:font-size-asian="12pt" style:font-weight-asian="normal" style:font-size-complex="12pt" style:font-weight-complex="normal"/>
    </style:style>
    <style:style style:name="P80" style:family="paragraph" style:parent-style-name="Standard" style:list-style-name="L3">
      <style:text-properties fo:font-size="12pt" fo:font-weight="normal" officeooo:rsid="00cf7f25" officeooo:paragraph-rsid="00cf7f25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d11f22" officeooo:paragraph-rsid="00d11f22" style:font-size-asian="12pt" style:font-weight-asian="normal" style:font-size-complex="12pt" style:font-weight-complex="normal"/>
    </style:style>
    <style:style style:name="P82" style:family="paragraph" style:parent-style-name="Standard" style:list-style-name="L3">
      <style:text-properties fo:font-size="12pt" fo:font-weight="normal" officeooo:rsid="00d11f22" officeooo:paragraph-rsid="00d11f22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d12632" officeooo:paragraph-rsid="00d12632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be9b40" officeooo:paragraph-rsid="00be9b40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1pt" fo:font-weight="bold" officeooo:rsid="00b8c2d9" officeooo:paragraph-rsid="00b8c2d9" style:font-size-asian="9.60000038146973pt" style:font-weight-asian="bold" style:font-size-complex="11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b2f9f" style:font-weight-asian="normal" style:font-weight-complex="normal"/>
    </style:style>
    <style:style style:name="T27" style:family="text">
      <style:text-properties fo:font-weight="normal" officeooo:rsid="009008ec" style:font-weight-asian="normal" style:font-weight-complex="normal"/>
    </style:style>
    <style:style style:name="T28" style:family="text">
      <style:text-properties fo:font-weight="normal" officeooo:rsid="0091f8fc" style:font-weight-asian="normal" style:font-weight-complex="normal"/>
    </style:style>
    <style:style style:name="T29" style:family="text">
      <style:text-properties fo:font-weight="normal" officeooo:rsid="009d11f8" style:font-weight-asian="normal" style:font-weight-complex="normal"/>
    </style:style>
    <style:style style:name="T30" style:family="text">
      <style:text-properties fo:font-weight="normal" officeooo:rsid="009d3c9c" style:font-weight-asian="normal" style:font-weight-complex="normal"/>
    </style:style>
    <style:style style:name="T31" style:family="text">
      <style:text-properties fo:font-weight="normal" officeooo:rsid="00a032e3" style:font-weight-asian="normal" style:font-weight-complex="normal"/>
    </style:style>
    <style:style style:name="T32" style:family="text">
      <style:text-properties fo:font-weight="normal" officeooo:rsid="00a22fb3" style:font-weight-asian="normal" style:font-weight-complex="normal"/>
    </style:style>
    <style:style style:name="T33" style:family="text">
      <style:text-properties fo:font-weight="normal" officeooo:rsid="00a639d6" style:font-weight-asian="normal" style:font-weight-complex="normal"/>
    </style:style>
    <style:style style:name="T34" style:family="text">
      <style:text-properties fo:font-weight="normal" officeooo:rsid="00ada8da" style:font-weight-asian="normal" style:font-weight-complex="normal"/>
    </style:style>
    <style:style style:name="T35" style:family="text">
      <style:text-properties fo:font-weight="normal" officeooo:rsid="00ae4b8e" style:font-weight-asian="normal" style:font-weight-complex="normal"/>
    </style:style>
    <style:style style:name="T36" style:family="text">
      <style:text-properties fo:font-weight="normal" officeooo:rsid="00ae9248" style:font-weight-asian="normal" style:font-weight-complex="normal"/>
    </style:style>
    <style:style style:name="T37" style:family="text">
      <style:text-properties fo:font-weight="normal" officeooo:rsid="00b12552" style:font-weight-asian="normal" style:font-weight-complex="normal"/>
    </style:style>
    <style:style style:name="T38" style:family="text">
      <style:text-properties fo:font-weight="normal" officeooo:rsid="00b1ceeb" style:font-weight-asian="normal" style:font-weight-complex="normal"/>
    </style:style>
    <style:style style:name="T39" style:family="text">
      <style:text-properties fo:font-weight="normal" officeooo:rsid="00b82358" style:font-weight-asian="normal" style:font-weight-complex="normal"/>
    </style:style>
    <style:style style:name="T40" style:family="text">
      <style:text-properties officeooo:rsid="007dacc2"/>
    </style:style>
    <style:style style:name="T41" style:family="text">
      <style:text-properties officeooo:rsid="0085cf27"/>
    </style:style>
    <style:style style:name="T42" style:family="text">
      <style:text-properties officeooo:rsid="0089d653"/>
    </style:style>
    <style:style style:name="T43" style:family="text">
      <style:text-properties officeooo:rsid="008c6d0b"/>
    </style:style>
    <style:style style:name="T44" style:family="text">
      <style:text-properties officeooo:rsid="0096c1e4"/>
    </style:style>
    <style:style style:name="T45" style:family="text">
      <style:text-properties officeooo:rsid="0099733d"/>
    </style:style>
    <style:style style:name="T46" style:family="text">
      <style:text-properties officeooo:rsid="009984d0"/>
    </style:style>
    <style:style style:name="T47" style:family="text">
      <style:text-properties officeooo:rsid="009c1e60"/>
    </style:style>
    <style:style style:name="T48" style:family="text">
      <style:text-properties officeooo:rsid="009dfec5"/>
    </style:style>
    <style:style style:name="T49" style:family="text">
      <style:text-properties officeooo:rsid="00a47e19"/>
    </style:style>
    <style:style style:name="T50" style:family="text">
      <style:text-properties officeooo:rsid="00af00d2"/>
    </style:style>
    <style:style style:name="T51" style:family="text">
      <style:text-properties officeooo:rsid="00af2839"/>
    </style:style>
    <style:style style:name="T52" style:family="text">
      <style:text-properties officeooo:rsid="00bb9926"/>
    </style:style>
    <style:style style:name="T53" style:family="text">
      <style:text-properties officeooo:rsid="00bca795"/>
    </style:style>
    <style:style style:name="T54" style:family="text">
      <style:text-properties officeooo:rsid="00bf0e98"/>
    </style:style>
    <style:style style:name="T55" style:family="text">
      <style:text-properties officeooo:rsid="00caced6"/>
    </style:style>
    <style:style style:name="T56" style:family="text">
      <style:text-properties officeooo:rsid="00cca488"/>
    </style:style>
    <style:style style:name="T57" style:family="text">
      <style:text-properties officeooo:rsid="00d469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<text:tab/><text:span text:style-name="T48">To take a look at the first n rows, use:</text:span></text:p>
      <text:p text:style-name="P1"><text:tab/><text:span text:style-name="T48">dataFrame.head(n = number_of_rows_you_want_to_see) -&gt; n = 5 by default</text:span></text:p>
      <text:p text:style-name="P1"/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soft-page-break/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7209746612760889118" text:style-name="L1">
        <text:list-item>
          <text:p text:style-name="P69">Create new feature out of your old ones</text:p>
        </text:list-item>
        <text:list-item>
          <text:p text:style-name="P69">Convert feature</text:p>
        </text:list-item>
        <text:list-item>
          <text:p text:style-name="P69">Complete feature</text:p>
        </text:list-item>
        <text:list-item>
          <text:p text:style-name="P69">Complete and convert feature</text:p>
        </text:list-item>
        <text:list-item>
          <text:p text:style-name="P69">Drop features</text:p>
        </text:list-item>
        <text:list-item>
          <text:p text:style-name="P69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/text:span><text:soft-page-break/><text:span text:style-name="T14">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28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><text:soft-page-break/></text:p>
      <text:p text:style-name="P29">Dropping a feature</text:p>
      <text:p text:style-name="P29"/>
      <text:p text:style-name="P42">dataFrame <text:s/>= dataFrame.drop(['ColumnName'], axis=1)</text:p>
      <text:p text:style-name="P43"/>
      <text:p text:style-name="P44">Creating a feature based on regex of a column value</text:p>
      <text:p text:style-name="P44">dataFrame['NewFeature'] = dataFrame.oldFeature.str.extract('REXEX', expand = False)</text:p>
      <text:p text:style-name="P44">data_df['Title'] = data_df.Name.str.extract(' ([A-Za-z]+)\.', expand=False)</text:p>
      <text:p text:style-name="P44"/>
      <text:p text:style-name="P46"><text:span text:style-name="T24">Cross Tabulation </text:span>- <text:span text:style-name="T23">Cross tabulation is used to analyse relationship between multiple variables</text:span>- </text:p>
      <text:p text:style-name="P45">pd.crosstab(dataFrame['ColumnName1'], dataFrame['ColumnName2'])</text:p>
      <text:p text:style-name="P45"/>
      <text:p text:style-name="P48">Reducing the features of a particular column by clubbing various to a new class and merging with predefined classes.</text:p>
      <text:p text:style-name="P47"/>
      <text:p text:style-name="P48">Use dataFrame.replace(['ColumnValueToBeReplaced1, CVTBR2, ...'], <text:s/>ReplacementValue)</text:p>
      <text:p text:style-name="P48"/>
      <text:p text:style-name="P30">Applying a function to a column –<text:span text:style-name="T25"> </text:span><text:span text:style-name="T26">using apply function</text:span></text:p>
      <text:p text:style-name="P49">dataFrame['newColumn'] = dataFrame['oldColumn'].apply(len) -<text:span text:style-name="T40">&gt; gives length of oldColumns into newColumn</text:span></text:p>
      <text:p text:style-name="P49"/>
      <text:p text:style-name="P31">-Feature Selection </text:p>
      <text:p text:style-name="P48"/>
      <text:p text:style-name="P50">To select from a group of features, we have to drop some of them:</text:p>
      <text:p text:style-name="P50"/>
      <text:p text:style-name="P51">features_to_be_dropped = ['toDropFeature1', 'toDropFeature2', 'toDropFeature3']</text:p>
      <text:p text:style-name="P52">dataFrame = <text:span text:style-name="T41">dataFrame(features_to_be_dropped, axis = 1)</text:span></text:p>
      <text:p text:style-name="P50"/>
      <text:p text:style-name="P53">select_dtypes<text:span text:style-name="T42">(include = None, exclude = None)</text:span> – Returns a subset of dataFrame<text:span text:style-name="T44">(i.e. columns with values)</text:span> based on the data types of the columns. </text:p>
      <text:list xml:id="list2176663407917332351" text:style-name="L2">
        <text:list-item>
          <text:p text:style-name="P70">To select numeric – dtype = numpy.number</text:p>
        </text:list-item>
        <text:list-item>
          <text:p text:style-name="P71">To select string – dtype = <text:span text:style-name="T43">o</text:span>bject</text:p>
        </text:list-item>
        <text:list-item>
          <text:p text:style-name="P72">To select datetime – np.datetime or np.datetime64</text:p>
        </text:list-item>
        <text:list-item>
          <text:p text:style-name="P73">To select categorical – dtype = category</text:p>
        </text:list-item>
        <text:list-item>
          <text:p text:style-name="P74">etc.</text:p>
        </text:list-item>
      </text:list>
      <text:p text:style-name="P55">To see all the columns that have specified datatypes, use this - </text:p>
      <text:p text:style-name="P55">select_dtypes(exclude = <text:span text:style-name="T45">dtype</text:span>).columns.values -&gt;gives columns with different datatypes than the excluded ones. -<text:span text:style-name="T45">&gt; </text:span></text:p>
      <text:p text:style-name="P56">To get categorical columns, exclude numeric columns exclude = [<text:span text:style-name="T46">np.number</text:span>] <text:span text:style-name="T47">in the above line.</text:span></text:p>
      <text:p text:style-name="P54"/>
      <text:p text:style-name="P32">L ABEL ENCODING – <text:span text:style-name="T25">applied to convert categorical data into </text:span><text:span text:style-name="T27">suitable numeric values. </text:span><text:span text:style-name="T28">Since categories(mostly as strings) are easily understandable to humans but machine need labels or numeric values to classify.</text:span></text:p>
      <text:p text:style-name="P33"><text:span text:style-name="T28">C</text:span><text:span text:style-name="T25">onvert column to category and then use that category value for encoding</text:span></text:p>
      <text:p text:style-name="P57"/>
      <text:p text:style-name="P34"><text:span text:style-name="T27">g</text:span><text:span text:style-name="T25">et_dummies(dataFrame) – converts categorical values into </text:span><text:span text:style-name="T30">indicator/</text:span><text:span text:style-name="T25">dummy/</text:span><text:span text:style-name="T30">numeric</text:span><text:span text:style-name="T25"> values</text:span></text:p>
      <text:p text:style-name="P35"><text:span text:style-name="T29">NumericaldataFrame = </text:span><text:span text:style-name="T27">g</text:span><text:span text:style-name="T25">et_dummies(</text:span><text:span text:style-name="T29">oldD</text:span><text:span text:style-name="T25">ataFrame)</text:span></text:p>
      <text:p text:style-name="P59"/>
      <text:p text:style-name="P37">Correlation - </text:p>
      <text:p text:style-name="P58">dataFrame.corr() -&gt; computes pairwise correlation of columns, excluding NA/null values. <text:span text:style-name="T49">Pearson by default. </text:span></text:p>
      <text:p text:style-name="P59"/>
      <text:p text:style-name="P36"><text:soft-page-break/>Colormap<text:span text:style-name="T25"> - </text:span></text:p>
      <text:p text:style-name="P36"><text:span text:style-name="T25">To see a correlation </text:span><text:span text:style-name="T31">between </text:span><text:span text:style-name="T32">your data,plot a colormap. </text:span></text:p>
      <text:p text:style-name="P38"><text:span text:style-name="T32">C</text:span><text:span text:style-name="T25">olormap = plt.cm.[insert_the_type_of_colormap_you_want_to_see</text:span><text:span text:style-name="T33">#doesn't matter</text:span><text:span text:style-name="T25">]</text:span></text:p>
      <text:p text:style-name="P39"><text:span text:style-name="T25">(For more values, refer -&gt; </text:span><text:a xlink:type="simple" xlink:href="https://matplotlib.org/users/colormaps.html" text:style-name="Internet_20_link" text:visited-style-name="Visited_20_Internet_20_Link"><text:span text:style-name="T25">https://matplotlib.org/users/colormaps.html</text:span></text:a><text:span text:style-name="T25">)</text:span></text:p>
      <text:p text:style-name="P60"/>
      <text:p text:style-name="P40"><text:span text:style-name="T50">@@--</text:span>When you have completed the features adding, dropping and scaling i.e. when you are realdy to train your model, take a look at the heatmap to see the correlation between the columns.--<text:span text:style-name="T51">@@</text:span></text:p>
      <text:p text:style-name="P61"/>
      <text:p text:style-name="P62">To do this, </text:p>
      <text:p text:style-name="P62"/>
      <text:p text:style-name="P63">colormap = plt.cm.RdBu <text:s/>#create a colormap of your choice</text:p>
      <text:p text:style-name="P63">plt.figure(figsize = (14,12)) #figsize indicates width and height while plt.figure creates a new figure</text:p>
      <text:p text:style-name="P41"><text:span text:style-name="T25">plt.title('Pearson correlation of Features for Train Set') </text:span><text:span text:style-name="T34">#Give a title to your heatmap</text:span></text:p>
      <text:p text:style-name="P41"><text:span text:style-name="T25">sns.heatmap(data_df.astype(float).corr(),cmap = colormap, </text:span><text:span text:style-name="T38">annot = True, </text:span><text:span text:style-name="T39">square = True</text:span><text:span text:style-name="T25">) </text:span><text:span text:style-name="T35">#define a heatmap with dataFrame as </text:span><text:span text:style-name="T37">#</text:span><text:span text:style-name="T35">correlation between the columns, </text:span><text:span text:style-name="T38">annot = True shows the value of correlation,</text:span></text:p>
      <text:p text:style-name="P41"><text:span text:style-name="T25">plt.show() </text:span><text:span text:style-name="T35">#Finally show the plot</text:span><text:span text:style-name="T36">s</text:span></text:p>
      <text:p text:style-name="P63"/>
      <text:p text:style-name="P64"/>
      <text:p text:style-name="P68">Training the model - </text:p>
      <text:p text:style-name="P85"/>
      <text:p text:style-name="P65">#Split the training dataset into Survived feature(y) and rest of the features(X1, X2, X3 -------)</text:p>
      <text:p text:style-name="P65">#This splitting can be done by dropping <text:span text:style-name="T52">the output feature for <text:s/>the training input and selecting only the output feature for training data output</text:span></text:p>
      <text:p text:style-name="P66">#After getting the dataFrame use <text:span text:style-name="T24">.values </text:span>to convert the dataFrames to numpy arrays.</text:p>
      <text:p text:style-name="P67">#Use reshape(-1,) <text:span text:style-name="T54">to put the numpy array into a (1, n) array – 1D array</text:span></text:p>
      <text:p text:style-name="P67"/>
      <text:p text:style-name="P83">X_train_valid = data_df.drop(['Survived'], axis = 1)[:train_df.shape[0]].copy().values</text:p>
      <text:p text:style-name="P83">Y_train_valid = data_df['Survived'][:train_df.shape[0]].copy().values.reshape(-1,)</text:p>
      <text:p text:style-name="P83">X_test = data_df.drop(['Survived'], axis = 1)[train_df.shape[0]:].copy().values</text:p>
      <text:p text:style-name="P76"/>
      <text:p text:style-name="P77">[:size] this slices the dataframe <text:span text:style-name="T57">from begining till size number(in rows), </text:span>so this means that</text:p>
      <text:p text:style-name="P77">training_set = <text:span text:style-name="T55">whole_dataFrame[:trainingDataframe.shape[0]]</text:span></text:p>
      <text:p text:style-name="P78">where whole_dataFrame = trainingDataframe + validation<text:span text:style-name="T56">Dataframe</text:span> or testDataframe</text:p>
      <text:p text:style-name="P79">for more on slicing – read slicing range from <text:a xlink:type="simple" xlink:href="https://pandas.pydata.org/pandas-docs/stable/indexing.html" text:style-name="Internet_20_link" text:visited-style-name="Visited_20_Internet_20_Link">https://pandas.pydata.org/pandas-docs/stable/indexing.html</text:a></text:p>
      <text:list xml:id="list3516735795562301425" text:style-name="L3">
        <text:list-item>
          <text:p text:style-name="P80">[begining:end]</text:p>
        </text:list-item>
        <text:list-item>
          <text:p text:style-name="P82">no value means till end</text:p>
        </text:list-item>
      </text:list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3-10T23:59:59.801148528</dc:date>
    <meta:editing-duration>P2DT19H22M28S</meta:editing-duration>
    <meta:editing-cycles>191</meta:editing-cycles>
    <meta:generator>LibreOffice/4.4.6.3$Linux_X86_64 LibreOffice_project/40m0$Build-3</meta:generator>
    <meta:document-statistic meta:table-count="0" meta:image-count="0" meta:object-count="0" meta:page-count="5" meta:paragraph-count="159" meta:word-count="1491" meta:character-count="10405" meta:non-whitespace-character-count="8957"/>
  </office:meta>
</office:document-meta>
</file>